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P9" style:family="paragraph" style:parent-style-name="Text_20_body" style:list-style-name="L5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 style:writing-mode="lr-tb"/>
    </style:style>
    <style:style style:name="P11" style:family="paragraph" style:parent-style-name="Text_20_body" style:list-style-name="L1">
      <style:paragraph-properties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Date:</text:span> 20/04/2026 – 27/04/2026</text:p>
      <text:h text:style-name="Heading_20_3" text:outline-level="3">Authentication &amp; Middleware Integration</text:h>
      <text:list xml:id="list8324069221405004742" text:style-name="L1">
        <text:list-item>
          <text:p text:style-name="P5">Implemented authentication middleware within the Express backend to protect application routes.</text:p>
        </text:list-item>
        <text:list-item>
          <text:p text:style-name="P5">Integrated Auth0 using the SPA SDK on the frontend and middleware validation for secured access.</text:p>
        </text:list-item>
        <text:list-item>
          <text:p text:style-name="P5">Added initialization logic to configure the Auth0 client and handle login flows from the UI.</text:p>
        </text:list-item>
        <text:list-item>
          <text:p text:style-name="P11">Ensured authenticated requests propagate user context through <text:span text:style-name="Source_20_Text">req.auth</text:span> for secure handling.</text:p>
        </text:list-item>
      </text:list>
      <text:h text:style-name="Heading_20_3" text:outline-level="3">Auth0 Debugging &amp; Version Resolution</text:h>
      <text:list xml:id="list17745149386108163" text:style-name="L2">
        <text:list-item>
          <text:p text:style-name="P6">Investigated and resolved issues during Auth0 integration caused by a version mismatch between SDK versions (v1.2 vs v2.0).</text:p>
        </text:list-item>
        <text:list-item>
          <text:p text:style-name="P10">Refactored implementation to align with the correct SDK version (<text:span text:style-name="Source_20_Text">auth0-spa-js v1.22</text:span>), including:</text:p>
          <text:list>
            <text:list-item>
              <text:p text:style-name="P6">Adjusting initialization patterns</text:p>
            </text:list-item>
            <text:list-item>
              <text:p text:style-name="P6">Resolving breaking changes in authentication handling</text:p>
            </text:list-item>
          </text:list>
        </text:list-item>
        <text:list-item>
          <text:p text:style-name="P1">Verified stable authentication flow, including login, token handling, and access to protected functionality.</text:p>
        </text:list-item>
      </text:list>
      <text:h text:style-name="Heading_20_3" text:outline-level="3">Lab View UI Enhancements</text:h>
      <text:list xml:id="list8941845591453898619" text:style-name="L3">
        <text:list-item>
          <text:p text:style-name="P7">Improved lab dashboard usability by:</text:p>
          <text:list>
            <text:list-item>
              <text:p text:style-name="P7">Introducing icons to indicate:</text:p>
              <text:list>
                <text:list-item>
                  <text:p text:style-name="P7">Required tests</text:p>
                </text:list-item>
                <text:list-item>
                  <text:p text:style-name="P7">Sample/request status</text:p>
                </text:list-item>
              </text:list>
            </text:list-item>
          </text:list>
        </text:list-item>
        <text:list-item>
          <text:p text:style-name="P2">Reduced reliance on text to minimise cognitive load and support faster visual scanning.</text:p>
        </text:list-item>
      </text:list>
      <text:h text:style-name="Heading_20_3" text:outline-level="3">Visual Design Updates</text:h>
      <text:list xml:id="list5586929209098776333" text:style-name="L4">
        <text:list-item>
          <text:p text:style-name="P8">Updated application colour scheme to better reflect a clinical environment:</text:p>
          <text:list>
            <text:list-item>
              <text:p text:style-name="P8">Primary colour: dark blue</text:p>
            </text:list-item>
            <text:list-item>
              <text:p text:style-name="P8">Background: neutral grey</text:p>
            </text:list-item>
          </text:list>
        </text:list-item>
        <text:list-item>
          <text:p text:style-name="P8">Removed previous red background to avoid unnecessary urgency signalling.</text:p>
        </text:list-item>
        <text:list-item>
          <text:p text:style-name="P3">Improved overall visual clarity and consistency.</text:p>
        </text:list-item>
      </text:list>
      <text:h text:style-name="Heading_20_3" text:outline-level="3">Request Form UX Improvements</text:h>
      <text:list xml:id="list5169186188527125333" text:style-name="L5">
        <text:list-item>
          <text:p text:style-name="P9">Redesigned form layout using a two-column grid structure:</text:p>
          <text:list>
            <text:list-item>
              <text:p text:style-name="P9">Reduces perceived complexity and improves readability</text:p>
            </text:list-item>
          </text:list>
        </text:list-item>
        <text:list-item>
          <text:p text:style-name="P9">Introduced structured section headers:</text:p>
          <text:list>
            <text:list-item>
              <text:p text:style-name="P9">Patient Demographics</text:p>
            </text:list-item>
            <text:list-item>
              <text:p text:style-name="P9">Clinical Information</text:p>
            </text:list-item>
            <text:list-item>
              <text:p text:style-name="P9">Hospital Information</text:p>
            </text:list-item>
            <text:list-item>
              <text:p text:style-name="P9">Test Request</text:p>
            </text:list-item>
          </text:list>
        </text:list-item>
        <text:list-item>
          <text:p text:style-name="P4">Enhanced organisation of inputs and validation messaging for better usability.</text:p>
        </text:list-item>
      </text:list>
      <text:h text:style-name="Heading_20_3" text:outline-level="3"><text:soft-page-break/>Summary</text:h>
      <text:p text:style-name="Text_20_body">This update focuses on improving authentication reliability and significantly enhancing the user interface to create a more intuitive, professional, and clinically appropriate experien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Beynon</meta:initial-creator>
    <meta:creation-date>2026-04-28T11:56:37.38</meta:creation-date>
    <meta:document-statistic meta:table-count="0" meta:image-count="0" meta:object-count="0" meta:page-count="2" meta:paragraph-count="35" meta:word-count="273" meta:character-count="1915"/>
    <dc:date>2026-04-28T11:57:20.09</dc:date>
    <dc:creator>Charlie Beynon</dc:creator>
    <meta:editing-duration>PT43S</meta:editing-duration>
    <meta:editing-cycles>1</meta:editing-cycles>
    <meta:generator>OpenOffice/4.1.16$Win32 OpenOffice.org_project/4116m3$Build-9816</meta:generator>
  </office:meta>
</office:document-meta>
</file>